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vesh@Devesh:~/work$ netstat -rn | awk 'NR &gt; 2 {print $2}' | uniq | sort -n</text:p>
      <text:p text:style-name="Standard">0.0.0.0</text:p>
      <text:p text:style-name="Standard">10.0.2.2</text:p>
      <text:p text:style-name="Standard">devesh@Devesh:~/work$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1T15:32:33.901050324</meta:creation-date>
    <dc:date>2025-02-01T15:33:05.792447654</dc:date>
    <meta:editing-duration>PT32S</meta:editing-duration>
    <meta:editing-cycles>1</meta:editing-cycles>
    <meta:document-statistic meta:table-count="0" meta:image-count="0" meta:object-count="0" meta:page-count="1" meta:paragraph-count="4" meta:word-count="18" meta:character-count="113" meta:non-whitespace-character-count="98"/>
    <meta:generator>LibreOffice/7.3.7.2$Linux_X86_64 LibreOffice_project/30$Build-2</meta:generator>
  </office:meta>
</office:document-meta>
</file>